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0.100.129.2/18</text:p>
      <text:p text:style-name="Standard"/>
      <text:p text:style-name="Standard">direccion de red: 10.100.128.0</text:p>
      <text:p text:style-name="Standard">direccion de broadcast: 10.100.191.255</text:p>
      <text:p text:style-name="Standard">numero de hosts: 16382</text:p>
      <text:p text:style-name="Standard">Rango de direcciones: 10.100.128.1 - 10.100.191.254 </text:p>
      <text:p text:style-name="Standard"/>
      <text:p text:style-name="Standard">10.0.29.5/24</text:p>
      <text:p text:style-name="Standard"/>
      <text:p text:style-name="Standard">direccion de red: 10.0.29.0</text:p>
      <text:p text:style-name="Standard">direccion de broadcast: 10.0.29.255</text:p>
      <text:p text:style-name="Standard">numero de hosts: 254</text:p>
      <text:p text:style-name="Standard">Rango de direcciones: 10.0.29.1 - 10.0.29.254 </text:p>
      <text:p text:style-name="Standard"/>
      <text:p text:style-name="Standard">192.168.20.20/20</text:p>
      <text:p text:style-name="Standard"/>
      <text:p text:style-name="Standard">direccion de red: 192.168.16.0</text:p>
      <text:p text:style-name="Standard">direccion de broadcast: 192.168.31.255</text:p>
      <text:p text:style-name="Standard">numero de hosts: 4094</text:p>
      <text:p text:style-name="Standard">Rango de direcciones: 192.168.16.1 - 192.168.31.254 </text:p>
      <text:p text:style-name="Standard"/>
      <text:p text:style-name="Standard"/>
      <text:p text:style-name="Standard">192.168.20.20/28</text:p>
      <text:p text:style-name="Standard"/>
      <text:p text:style-name="Standard">direccion de red: 192.168.20.16</text:p>
      <text:p text:style-name="Standard">direccion de broadcast: 192.168.20.31</text:p>
      <text:p text:style-name="Standard">numero de hosts: 14</text:p>
      <text:p text:style-name="Standard">Rango de direcciones: 192.168.20.17 - 192.168.20.30 </text:p>
      <text:p text:style-name="Standard"/>
      <text:p text:style-name="Standard">5.5.5.5/30</text:p>
      <text:p text:style-name="Standard"/>
      <text:p text:style-name="Standard">direccion de red: 5.5.5.4</text:p>
      <text:p text:style-name="Standard">direccion de broadcast: 5.5.5.7</text:p>
      <text:p text:style-name="Standard">numero de hosts: 2</text:p>
      <text:p text:style-name="Standard">Rango de direcciones: 5.5.5.5 - 5.5.5.6 </text:p>
      <text:p text:style-name="Standard"/>
      <text:p text:style-name="Standard">5.5.5.5/10</text:p>
      <text:p text:style-name="Standard"/>
      <text:p text:style-name="Standard">direccion de red: 5.0.0.0</text:p>
      <text:p text:style-name="Standard">direccion de broadcast: 5.63.255.255</text:p>
      <text:p text:style-name="Standard">numero de hosts: 4194302</text:p>
      <text:p text:style-name="Standard">Rango de direcciones: 5.0.0.1 - 5.63.255.25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02T17:38:36.71</meta:creation-date>
    <dc:date>2024-10-02T18:13:29.07</dc:date>
    <meta:editing-duration>PT33M14S</meta:editing-duration>
    <meta:editing-cycles>7</meta:editing-cycles>
    <meta:generator>OpenOffice/4.1.13$Win32 OpenOffice.org_project/4113m1$Build-9810</meta:generator>
    <meta:document-statistic meta:table-count="0" meta:image-count="0" meta:object-count="0" meta:page-count="1" meta:paragraph-count="30" meta:word-count="114" meta:character-count="873"/>
  </office:meta>
</office:document-meta>
</file>